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9999ff" draw:textarea-horizontal-align="justify" draw:textarea-vertical-align="middle" draw:auto-grow-height="false"/>
    </style:style>
    <style:style style:name="gr3" style:family="graphic" style:parent-style-name="standard">
      <style:graphic-properties svg:stroke-color="#808080" draw:marker-start="Çizgi_20_ucu_20_1" draw:marker-start-width="0.3cm" draw:marker-end="Çizgi_20_ucu_20_1" draw:marker-end-width="0.3cm" draw:fill="solid" draw:fill-color="#579d1c" draw:textarea-horizontal-align="center" draw:textarea-vertical-align="middle"/>
    </style:style>
    <style:style style:name="gr4" style:family="graphic" style:parent-style-name="standard">
      <style:graphic-properties draw:stroke="none" svg:stroke-color="#000000" draw:marker-start="Arrow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fill="solid" draw:fill-color="#ff950e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c5000b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004586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color="#666666" fo:font-size="11pt" style:font-size-asian="11pt" style:font-size-complex="11pt"/>
    </style:style>
    <style:style style:name="P3" style:family="paragraph">
      <style:text-properties fo:color="#666666" fo:font-size="13pt" fo:font-weight="bold" style:font-size-asian="13pt" style:font-weight-asian="bold" style:font-size-complex="13pt" style:font-weight-complex="bold"/>
    </style:style>
    <style:style style:name="P4" style:family="paragraph">
      <style:text-properties fo:color="#666666" fo:font-size="10pt" style:font-size-asian="10pt" style:font-size-complex="10pt"/>
    </style:style>
    <style:style style:name="T1" style:family="text">
      <style:text-properties fo:color="#666666" fo:font-size="11pt" style:font-size-asian="11pt" style:font-size-complex="11pt"/>
    </style:style>
    <style:style style:name="T2" style:family="text">
      <style:text-properties fo:color="#666666" fo:font-size="13pt" fo:font-weight="bold" style:font-size-asian="13pt" style:font-weight-asian="bold" style:font-size-complex="13pt" style:font-weight-complex="bold"/>
    </style:style>
    <style:style style:name="T3" style:family="text">
      <style:text-properties fo:color="#666666" fo:font-size="12pt" fo:font-weight="bold" style:font-size-asian="12pt" style:font-weight-asian="bold" style:font-size-complex="12pt" style:font-weight-complex="bold"/>
    </style:style>
    <style:style style:name="T4" style:family="text">
      <style:text-properties fo:color="#666666"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Varsayılan">
        <draw:custom-shape draw:style-name="gr1" draw:text-style-name="P1" draw:layer="layout" svg:width="27cm" svg:height="0.5cm" svg:x="1cm" svg:y="6.5cm">
          <text:p/>
          <draw:enhanced-geometry svg:viewBox="0 0 21600 21600" draw:extrusion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0.5cm" svg:height="2.5cm" svg:x="1cm" svg:y="6.5cm">
          <text:p/>
          <draw:enhanced-geometry svg:viewBox="0 0 21600 21600" draw:mirror-horizontal="false" draw:mirror-vertical="false" draw:extrusion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3" draw:text-style-name="P1" draw:layer="layout" svg:x1="1.5cm" svg:y1="5.5cm" svg:x2="4.5cm" svg:y2="5.5cm">
          <text:p/>
        </draw:line>
        <draw:frame draw:style-name="gr4" draw:text-style-name="P2" draw:layer="layout" svg:width="1.912cm" svg:height="0.683cm" svg:x="2cm" svg:y="4.817cm">
          <draw:text-box>
            <text:p><text:span text:style-name="T1">6 month</text:span></text:p>
          </draw:text-box>
        </draw:frame>
        <draw:line draw:style-name="gr3" draw:text-style-name="P1" draw:layer="layout" svg:x1="4.5cm" svg:y1="5.5cm" svg:x2="7.5cm" svg:y2="5.5cm">
          <text:p/>
        </draw:line>
        <draw:frame draw:style-name="gr4" draw:text-style-name="P2" draw:layer="layout" svg:width="1.912cm" svg:height="0.683cm" svg:x="5cm" svg:y="4.817cm">
          <draw:text-box>
            <text:p><text:span text:style-name="T1">6 month</text:span></text:p>
          </draw:text-box>
        </draw:frame>
        <draw:line draw:style-name="gr3" draw:text-style-name="P1" draw:layer="layout" svg:x1="7.5cm" svg:y1="5.5cm" svg:x2="10.5cm" svg:y2="5.5cm">
          <text:p/>
        </draw:line>
        <draw:frame draw:style-name="gr4" draw:text-style-name="P2" draw:layer="layout" svg:width="1.912cm" svg:height="0.683cm" svg:x="8cm" svg:y="4.817cm">
          <draw:text-box>
            <text:p><text:span text:style-name="T1">6 month</text:span></text:p>
          </draw:text-box>
        </draw:frame>
        <draw:line draw:style-name="gr3" draw:text-style-name="P1" draw:layer="layout" svg:x1="10.5cm" svg:y1="5.5cm" svg:x2="13.5cm" svg:y2="5.5cm">
          <text:p/>
        </draw:line>
        <draw:frame draw:style-name="gr4" draw:text-style-name="P2" draw:layer="layout" svg:width="1.912cm" svg:height="0.683cm" svg:x="11cm" svg:y="4.817cm">
          <draw:text-box>
            <text:p><text:span text:style-name="T1">6 month</text:span></text:p>
          </draw:text-box>
        </draw:frame>
        <draw:line draw:style-name="gr3" draw:text-style-name="P1" draw:layer="layout" svg:x1="13.5cm" svg:y1="5.5cm" svg:x2="16.5cm" svg:y2="5.5cm">
          <text:p/>
        </draw:line>
        <draw:frame draw:style-name="gr4" draw:text-style-name="P2" draw:layer="layout" svg:width="1.912cm" svg:height="0.683cm" svg:x="14cm" svg:y="4.817cm">
          <draw:text-box>
            <text:p><text:span text:style-name="T1">6 month</text:span></text:p>
          </draw:text-box>
        </draw:frame>
        <draw:line draw:style-name="gr3" draw:text-style-name="P1" draw:layer="layout" svg:x1="16.5cm" svg:y1="5.5cm" svg:x2="19.5cm" svg:y2="5.5cm">
          <text:p/>
        </draw:line>
        <draw:frame draw:style-name="gr4" draw:text-style-name="P2" draw:layer="layout" svg:width="1.912cm" svg:height="0.683cm" svg:x="17cm" svg:y="4.817cm">
          <draw:text-box>
            <text:p><text:span text:style-name="T1">6 month</text:span></text:p>
          </draw:text-box>
        </draw:frame>
        <draw:line draw:style-name="gr3" draw:text-style-name="P1" draw:layer="layout" svg:x1="19.5cm" svg:y1="5.5cm" svg:x2="22.5cm" svg:y2="5.5cm">
          <text:p/>
        </draw:line>
        <draw:frame draw:style-name="gr4" draw:text-style-name="P2" draw:layer="layout" svg:width="1.912cm" svg:height="0.683cm" svg:x="20cm" svg:y="4.817cm">
          <draw:text-box>
            <text:p><text:span text:style-name="T1">6 month</text:span></text:p>
          </draw:text-box>
        </draw:frame>
        <draw:line draw:style-name="gr3" draw:text-style-name="P1" draw:layer="layout" svg:x1="22.5cm" svg:y1="5.5cm" svg:x2="25.5cm" svg:y2="5.5cm">
          <text:p/>
        </draw:line>
        <draw:frame draw:style-name="gr4" draw:text-style-name="P2" draw:layer="layout" svg:width="1.912cm" svg:height="0.683cm" svg:x="23cm" svg:y="4.817cm">
          <draw:text-box>
            <text:p><text:span text:style-name="T1">6 month</text:span></text:p>
          </draw:text-box>
        </draw:frame>
        <draw:line draw:style-name="gr3" draw:text-style-name="P1" draw:layer="layout" svg:x1="25.5cm" svg:y1="5.5cm" svg:x2="28.5cm" svg:y2="5.5cm">
          <text:p/>
        </draw:line>
        <draw:frame draw:style-name="gr4" draw:text-style-name="P2" draw:layer="layout" svg:width="1.912cm" svg:height="0.683cm" svg:x="26cm" svg:y="4.817cm">
          <draw:text-box>
            <text:p><text:span text:style-name="T1">6 month</text:span></text:p>
          </draw:text-box>
        </draw:frame>
        <draw:custom-shape draw:style-name="gr2" draw:text-style-name="P1" draw:layer="layout" svg:width="0.5cm" svg:height="2.5cm" svg:x="19cm" svg:y="6.5cm">
          <text:p/>
          <draw:enhanced-geometry svg:viewBox="0 0 21600 21600" draw:mirror-horizontal="false" draw:mirror-vertical="false" draw:extrusion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5cm" svg:height="1cm" svg:x="7cm" svg:y="6.5cm">
          <text:p/>
          <draw:enhanced-geometry svg:viewBox="0 0 21600 21600" draw:mirror-horizontal="false" draw:mirror-vertical="false" draw:extrusion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5cm" svg:height="1cm" svg:x="13cm" svg:y="6.5cm">
          <text:p/>
          <draw:enhanced-geometry svg:viewBox="0 0 21600 21600" draw:mirror-horizontal="false" draw:mirror-vertical="false" draw:extrusion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5cm" svg:height="1cm" svg:x="19.5cm" svg:y="6.5cm">
          <text:p/>
          <draw:enhanced-geometry svg:viewBox="0 0 21600 21600" draw:mirror-horizontal="false" draw:mirror-vertical="false" draw:extrusion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1" draw:layer="layout" svg:width="0.5cm" svg:height="2.5cm" svg:x="25cm" svg:y="6.5cm">
          <text:p/>
          <draw:enhanced-geometry svg:viewBox="0 0 21600 21600" draw:mirror-horizontal="false" draw:mirror-vertical="false" draw:extrusion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0.5cm" svg:height="1cm" svg:x="25.5cm" svg:y="6.5cm">
          <text:p/>
          <draw:enhanced-geometry svg:viewBox="0 0 21600 21600" draw:mirror-horizontal="false" draw:mirror-vertical="false" draw:extrusion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3" draw:layer="layout" svg:width="2.229cm" svg:height="1.237cm" svg:x="0.771cm" svg:y="9.263cm">
          <draw:text-box>
            <text:p><text:span text:style-name="T2">Cx</text:span></text:p>
            <text:p><text:span text:style-name="T3">released</text:span></text:p>
          </draw:text-box>
        </draw:frame>
        <draw:frame draw:style-name="gr4" draw:text-style-name="P3" draw:layer="layout" svg:width="2.229cm" svg:height="1.237cm" svg:x="6cm" svg:y="7.5cm">
          <draw:text-box>
            <text:p><text:span text:style-name="T2">Cx.1</text:span></text:p>
            <text:p><text:span text:style-name="T3">released</text:span></text:p>
          </draw:text-box>
        </draw:frame>
        <draw:frame draw:style-name="gr4" draw:text-style-name="P3" draw:layer="layout" svg:width="2.229cm" svg:height="1.237cm" svg:x="11.771cm" svg:y="7.5cm">
          <draw:text-box>
            <text:p><text:span text:style-name="T2">Cx.2</text:span></text:p>
            <text:p><text:span text:style-name="T3">released</text:span></text:p>
          </draw:text-box>
        </draw:frame>
        <draw:frame draw:style-name="gr4" draw:text-style-name="P3" draw:layer="layout" svg:width="2.229cm" svg:height="1.237cm" svg:x="18.5cm" svg:y="9.263cm">
          <draw:text-box>
            <text:p><text:span text:style-name="T2">Cy</text:span></text:p>
            <text:p><text:span text:style-name="T3">released</text:span></text:p>
          </draw:text-box>
        </draw:frame>
        <draw:custom-shape draw:style-name="gr5" draw:text-style-name="P1" draw:layer="layout" svg:width="0.5cm" svg:height="1cm" svg:x="7cm" svg:y="6.5cm">
          <text:p/>
          <draw:enhanced-geometry svg:viewBox="0 0 21600 21600" draw:mirror-horizontal="false" draw:mirror-vertical="false" draw:extrusion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1" draw:layer="layout" svg:width="0.5cm" svg:height="1cm" svg:x="16cm" svg:y="6.5cm">
          <text:p/>
          <draw:enhanced-geometry svg:viewBox="0 0 21600 21600" draw:mirror-horizontal="false" draw:mirror-vertical="false" draw:extrusion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3" draw:layer="layout" svg:width="2.229cm" svg:height="1.237cm" svg:x="19.771cm" svg:y="7.5cm">
          <draw:text-box>
            <text:p><text:span text:style-name="T2">Cx.3</text:span></text:p>
            <text:p><text:span text:style-name="T3">released</text:span></text:p>
          </draw:text-box>
        </draw:frame>
        <draw:frame draw:style-name="gr4" draw:text-style-name="P3" draw:layer="layout" svg:width="2.839cm" svg:height="2.185cm" svg:x="15.161cm" svg:y="7.511cm">
          <draw:text-box>
            <text:p><text:span text:style-name="T2">Cy</text:span></text:p>
            <text:p><text:span text:style-name="T3">Technology</text:span></text:p>
            <text:p><text:span text:style-name="T3">preview</text:span></text:p>
            <text:p><text:span text:style-name="T3">released</text:span></text:p>
          </draw:text-box>
        </draw:frame>
        <draw:frame draw:style-name="gr4" draw:text-style-name="P3" draw:layer="layout" svg:width="2.551cm" svg:height="1.237cm" svg:x="24cm" svg:y="9cm">
          <draw:text-box>
            <text:p><text:span text:style-name="T2">Cx</text:span></text:p>
            <text:p><text:span text:style-name="T3">End of life</text:span></text:p>
          </draw:text-box>
        </draw:frame>
        <draw:frame draw:style-name="gr4" draw:text-style-name="P3" draw:layer="layout" svg:width="2.229cm" svg:height="1.237cm" svg:x="26.271cm" svg:y="7.263cm">
          <draw:text-box>
            <text:p><text:span text:style-name="T2">Cy.1</text:span></text:p>
            <text:p><text:span text:style-name="T3">released</text:span></text:p>
          </draw:text-box>
        </draw:frame>
        <draw:custom-shape draw:style-name="gr2" draw:text-style-name="P1" draw:layer="layout" svg:width="0.5cm" svg:height="1cm" svg:x="21.43cm" svg:y="11.5cm">
          <text:p/>
          <draw:enhanced-geometry svg:viewBox="0 0 21600 21600" draw:mirror-horizontal="false" draw:mirror-vertical="false" draw:extrusion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4" draw:layer="layout" svg:width="2.449cm" svg:height="0.645cm" svg:x="22.481cm" svg:y="11.155cm">
          <draw:text-box>
            <text:p><text:span text:style-name="T4">New release</text:span></text:p>
          </draw:text-box>
        </draw:frame>
        <draw:custom-shape draw:style-name="gr5" draw:text-style-name="P1" draw:layer="layout" svg:width="0.5cm" svg:height="1cm" svg:x="21.43cm" svg:y="13cm">
          <text:p/>
          <draw:enhanced-geometry svg:viewBox="0 0 21600 21600" draw:mirror-horizontal="false" draw:mirror-vertical="false" draw:extrusion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4" draw:layer="layout" svg:width="5.878cm" svg:height="0.645cm" svg:x="22.481cm" svg:y="12.5cm">
          <draw:text-box>
            <text:p><text:span text:style-name="T4">Technology Update (Point release)</text:span></text:p>
          </draw:text-box>
        </draw:frame>
        <draw:custom-shape draw:style-name="gr7" draw:text-style-name="P1" draw:layer="layout" svg:width="0.5cm" svg:height="1cm" svg:x="21.43cm" svg:y="14.5cm">
          <text:p/>
          <draw:enhanced-geometry svg:viewBox="0 0 21600 21600" draw:mirror-horizontal="false" draw:mirror-vertical="false" draw:extrusion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4" draw:layer="layout" svg:width="5.929cm" svg:height="0.645cm" svg:x="22.571cm" svg:y="14cm">
          <draw:text-box>
            <text:p><text:span text:style-name="T4">Technology Preview for Customers</text:span></text:p>
          </draw:text-box>
        </draw:frame>
        <draw:custom-shape draw:style-name="gr6" draw:text-style-name="P1" draw:layer="layout" svg:width="0.5cm" svg:height="1cm" svg:x="21.3cm" svg:y="16cm">
          <text:p/>
          <draw:enhanced-geometry svg:viewBox="0 0 21600 21600" draw:mirror-horizontal="false" draw:mirror-vertical="false" draw:extrusion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4" draw:layer="layout" svg:width="2.064cm" svg:height="0.645cm" svg:x="22.571cm" svg:y="15.5cm">
          <draw:text-box>
            <text:p><text:span text:style-name="T4">End of life</text:span></text:p>
          </draw:text-box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Çizgi_20_ucu_20_1" draw:display-name="Çizgi ucu 1" svg:viewBox="0 0 1131 902" svg:d="m564 0-564 902h1131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tr" fo:country="TR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DejaVu Sans Condensed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4.511cm" fo:margin-bottom="3.889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arsayılan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5-20T15:05:07</meta:creation-date>
    <dc:date>2011-11-14T11:05:48</dc:date>
    <meta:editing-duration>PT45M50S</meta:editing-duration>
    <meta:editing-cycles>17</meta:editing-cycles>
    <meta:generator>LibreOffice/3.4$Unix LibreOffice_project/340m1$Build-302</meta:generator>
    <dc:creator>Bertan Gündoğdu</dc:creator>
    <meta:document-statistic meta:object-count="44"/>
  </office:meta>
</office:document-meta>
</file>